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</style:style>
    <style:style style:name="ce4" style:family="table-cell" style:parent-style-name="Default" style:data-style-name="N125">
      <style:table-cell-properties fo:border="none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r.</text:p>
          </table:table-cell>
          <table:table-cell office:value-type="string" calcext:value-type="string">
            <text:p>pic.</text:p>
          </table:table-cell>
          <table:table-cell office:value-type="string" calcext:value-type="string">
            <text:p>success time</text:p>
          </table:table-cell>
          <table:table-cell table:style-name="ce1" office:value-type="string" calcext:value-type="string">
            <text:p>acc.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box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table:formula="of:=([.D2]/[.$A$1])*100" office:value-type="float" office:value="73.3333333333333" calcext:value-type="float">
            <text:p>73.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 adapter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formula="of:=([.D3]/[.$A$1])*100" office:value-type="float" office:value="26.6666666666667" calcext:value-type="float">
            <text:p>26.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dy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([.D4]/[.$A$1])*100" office:value-type="float" office:value="66.6666666666667" calcext:value-type="float">
            <text:p>66.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ay can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([.D5]/[.$A$1])*100" office:value-type="float" office:value="53.3333333333333" calcext:value-type="float">
            <text:p>53.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th brush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([.D6]/[.$A$1])*100" office:value-type="float" office:value="46.6666666666667" calcext:value-type="float">
            <text:p>46.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colate ba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([.D7]/[.$A$1])*100" office:value-type="float" office:value="60" calcext:value-type="float">
            <text:p>60.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 pho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([.D8]/[.$A$1])*100" office:value-type="float" office:value="60" calcext:value-type="float">
            <text:p>60.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k cosmetics bottle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([.D9]/[.$A$1])*100" office:value-type="float" office:value="93.3333333333333" calcext:value-type="float">
            <text:p>93.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 mouse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formula="of:=([.D10]/[.$A$1])*100" office:value-type="float" office:value="80" calcext:value-type="float">
            <text:p>80.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pencil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formula="of:=([.D11]/[.$A$1])*100" office:value-type="float" office:value="46.6666666666667" calcext:value-type="float">
            <text:p>46.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 book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([.D12]/[.$A$1])*100" office:value-type="float" office:value="40" calcext:value-type="float">
            <text:p>40.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o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([.D13]/[.$A$1])*100" office:value-type="float" office:value="53.3333333333333" calcext:value-type="float">
            <text:p>53.33333</text:p>
          </table:table-cell>
          <table:table-cell/>
          <table:table-cell table:style-name="ce3"/>
        </table:table-row>
        <table:table-row table:style-name="ro1">
          <table:table-cell office:value-type="string" calcext:value-type="string">
            <text:p>flash ligh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([.D14]/[.$A$1])*100" office:value-type="float" office:value="46.6666666666667" calcext:value-type="float">
            <text:p>46.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ato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([.D15]/[.$A$1])*100" office:value-type="float" office:value="100" calcext:value-type="float">
            <text:p>100.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 cup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([.D16]/[.$A$1])*100" office:value-type="float" office:value="33.3333333333333" calcext:value-type="float">
            <text:p>33.33333</text:p>
          </table:table-cell>
          <table:table-cell/>
          <table:table-cell table:style-name="ce3"/>
        </table:table-row>
        <table:table-row table:style-name="ro1">
          <table:table-cell office:value-type="string" calcext:value-type="string">
            <text:p>lemon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formula="of:=([.D17]/[.$A$1])*100" office:value-type="float" office:value="100" calcext:value-type="float">
            <text:p>100.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 glas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([.D18]/[.$A$1])*100" office:value-type="float" office:value="40" calcext:value-type="float">
            <text:p>40.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ife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([.D19]/[.$A$1])*100" office:value-type="float" office:value="40" calcext:value-type="float">
            <text:p>40.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tula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([.D20]/[.$A$1])*100" office:value-type="float" office:value="66.6666666666667" calcext:value-type="float">
            <text:p>66.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sk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([.D21]/[.$A$1])*100" office:value-type="float" office:value="73.3333333333333" calcext:value-type="float">
            <text:p>73.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aped razor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([.D22]/[.$A$1])*100" office:value-type="float" office:value="46.6666666666667" calcext:value-type="float">
            <text:p>46.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thpast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([.D23]/[.$A$1])*100" office:value-type="float" office:value="53.3333333333333" calcext:value-type="float">
            <text:p>53.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 pencil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([.D24]/[.$A$1])*100" office:value-type="float" office:value="53.3333333333333" calcext:value-type="float">
            <text:p>53.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bin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formula="of:=([.D25]/[.$A$1])*100" office:value-type="float" office:value="73.3333333333333" calcext:value-type="float">
            <text:p>73.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ple pencil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([.D26]/[.$A$1])*100" office:value-type="float" office:value="46.6666666666667" calcext:value-type="float">
            <text:p>46.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ver padlock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formula="of:=([.D27]/[.$A$1])*100" office:value-type="float" office:value="53.3333333333333" calcext:value-type="float">
            <text:p>53.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 cosmetics bottle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([.D28]/[.$A$1])*100" office:value-type="float" office:value="66.6666666666667" calcext:value-type="float">
            <text:p>66.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mpoo bottle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([.D29]/[.$A$1])*100" office:value-type="float" office:value="80" calcext:value-type="float">
            <text:p>80.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 spray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([.D30]/[.$A$1])*100" office:value-type="float" office:value="60" calcext:value-type="float">
            <text:p>60.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([.D31]/[.$A$1])*100" office:value-type="float" office:value="53.3333333333333" calcext:value-type="float">
            <text:p>53.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 shoe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([.D32]/[.$A$1])*100" office:value-type="float" office:value="40" calcext:value-type="float">
            <text:p>40.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dable umbrella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([.D33]/[.$A$1])*100" office:value-type="float" office:value="26.6666666666667" calcext:value-type="float">
            <text:p>26.6666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ight bulb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table:style-name="ce3" office:value-type="float" office:value="7" calcext:value-type="float">
            <text:p>7</text:p>
          </table:table-cell>
          <table:table-cell table:formula="of:=([.D34]/[.$A$1])*100" office:value-type="float" office:value="46.6666666666667" calcext:value-type="float">
            <text:p>46.66667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nned juice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1" calcext:value-type="float">
            <text:p>11</text:p>
          </table:table-cell>
          <table:table-cell table:formula="of:=([.D35]/[.$A$1])*100" office:value-type="float" office:value="73.3333333333333" calcext:value-type="float">
            <text:p>73.3333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reen pepper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13" calcext:value-type="float">
            <text:p>13</text:p>
          </table:table-cell>
          <table:table-cell table:formula="of:=([.D36]/[.$A$1])*100" office:value-type="float" office:value="86.6666666666667" calcext:value-type="float">
            <text:p>86.66667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mote controlle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" calcext:value-type="float">
            <text:p>8</text:p>
          </table:table-cell>
          <table:table-cell table:formula="of:=([.D37]/[.$A$1])*100" office:value-type="float" office:value="53.3333333333333" calcext:value-type="float">
            <text:p>53.3333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<text:s/>popcorn bo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7" calcext:value-type="float">
            <text:p>7</text:p>
          </table:table-cell>
          <table:table-cell table:formula="of:=([.D38]/[.$A$1])*100" office:value-type="float" office:value="46.6666666666667" calcext:value-type="float">
            <text:p>46.66667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orange pen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9" calcext:value-type="float">
            <text:p>9</text:p>
          </table:table-cell>
          <table:table-cell table:formula="of:=([.D39]/[.$A$1])*100" office:value-type="float" office:value="60" calcext:value-type="float">
            <text:p>60.0000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lack bowl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6" calcext:value-type="float">
            <text:p>6</text:p>
          </table:table-cell>
          <table:table-cell table:formula="of:=([.D40]/[.$A$1])*100" office:value-type="float" office:value="40" calcext:value-type="float">
            <text:p>40.0000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orange box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8" calcext:value-type="float">
            <text:p>8</text:p>
          </table:table-cell>
          <table:table-cell table:formula="of:=([.D41]/[.$A$1])*100" office:value-type="float" office:value="53.3333333333333" calcext:value-type="float">
            <text:p>53.3333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lue sandal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7" calcext:value-type="float">
            <text:p>7</text:p>
          </table:table-cell>
          <table:table-cell table:formula="of:=([.D42]/[.$A$1])*100" office:value-type="float" office:value="46.6666666666667" calcext:value-type="float">
            <text:p>46.66667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igh heel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9" calcext:value-type="float">
            <text:p>9</text:p>
          </table:table-cell>
          <table:table-cell table:formula="of:=([.D43]/[.$A$1])*100" office:value-type="float" office:value="60" calcext:value-type="float">
            <text:p>60.0000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taple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8" calcext:value-type="float">
            <text:p>8</text:p>
          </table:table-cell>
          <table:table-cell table:formula="of:=([.D44]/[.$A$1])*100" office:value-type="float" office:value="53.3333333333333" calcext:value-type="float">
            <text:p>53.3333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cissors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8" calcext:value-type="float">
            <text:p>8</text:p>
          </table:table-cell>
          <table:table-cell table:formula="of:=([.D45]/[.$A$1])*100" office:value-type="float" office:value="53.3333333333333" calcext:value-type="float">
            <text:p>53.3333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zucchini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12" calcext:value-type="float">
            <text:p>12</text:p>
          </table:table-cell>
          <table:table-cell table:formula="of:=([.D46]/[.$A$1])*100" office:value-type="float" office:value="80" calcext:value-type="float">
            <text:p>80.0000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gital camera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9" calcext:value-type="float">
            <text:p>9</text:p>
          </table:table-cell>
          <table:table-cell table:formula="of:=([.D47]/[.$A$1])*100" office:value-type="float" office:value="60" calcext:value-type="float">
            <text:p>60.0000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usic play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7" calcext:value-type="float">
            <text:p>7</text:p>
          </table:table-cell>
          <table:table-cell table:formula="of:=([.D48]/[.$A$1])*100" office:value-type="float" office:value="46.6666666666667" calcext:value-type="float">
            <text:p>46.66667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epper bin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7" calcext:value-type="float">
            <text:p>7</text:p>
          </table:table-cell>
          <table:table-cell table:formula="of:=([.D49]/[.$A$1])*100" office:value-type="float" office:value="46.6666666666667" calcext:value-type="float">
            <text:p>46.66667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leansing foam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8" calcext:value-type="float">
            <text:p>8</text:p>
          </table:table-cell>
          <table:table-cell table:formula="of:=([.D50]/[.$A$1])*100" office:value-type="float" office:value="53.3333333333333" calcext:value-type="float">
            <text:p>53.3333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lastic tap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8" calcext:value-type="float">
            <text:p>8</text:p>
          </table:table-cell>
          <table:table-cell table:formula="of:=([.D51]/[.$A$1])*100" office:value-type="float" office:value="53.3333333333333" calcext:value-type="float">
            <text:p>53.333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 style:data-style-name="N2" text:time-value="01:48:38.1970155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01:55:51.282389455</meta:creation-date>
    <dc:date>2017-02-23T01:49:18.790747131</dc:date>
    <meta:editing-duration>PT8H14M28S</meta:editing-duration>
    <meta:editing-cycles>14</meta:editing-cycles>
    <meta:generator>LibreOffice/4.2.8.2$Linux_X86_64 LibreOffice_project/420m0$Build-2</meta:generator>
    <meta:document-statistic meta:table-count="1" meta:cell-count="255" meta:object-count="0"/>
  </office:meta>
</office:document-meta>
</file>